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2" officeooo:rsid="0082f763" officeooo:paragraph-rsid="0082f763"/>
    </style:style>
    <style:style style:name="P2" style:family="paragraph" style:parent-style-name="Header_20_left">
      <style:text-properties style:font-name="Courier New2" officeooo:rsid="0083844f" officeooo:paragraph-rsid="0083844f"/>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6"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1"/>
    </style:style>
    <style:style style:name="P7"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1"/>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7"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style:use-window-font-color="true" style:font-name="Courier New2" officeooo:rsid="009483a4" officeooo:paragraph-rsid="008b8817" fo:background-color="transparent"/>
    </style:style>
    <style:style style:name="P18"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1" style:font-weight-complex="bold"/>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2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22" style:family="paragraph" style:parent-style-name="Standard">
      <style:paragraph-properties fo:margin-left="0in" fo:margin-right="0in" fo:margin-top="0in" fo:margin-bottom="0in" loext:contextual-spacing="false" fo:line-height="115%" fo:text-indent="0.5in" style:auto-text-indent="false"/>
    </style:style>
    <style:style style:name="P23"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24"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423cd"/>
    </style:style>
    <style:style style:name="P25"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fc3b4"/>
    </style:style>
    <style:style style:name="P26"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a5f7a" officeooo:paragraph-rsid="008a5f7a"/>
    </style:style>
    <style:style style:name="P27"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b8817" officeooo:paragraph-rsid="008b8817"/>
    </style:style>
    <style:style style:name="P28"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1"/>
    </style:style>
    <style:style style:name="P29"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30"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31"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32"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officeooo:paragraph-rsid="008423cd" fo:background-color="transparent"/>
    </style:style>
    <style:style style:name="P33"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34"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35"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36"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37"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9"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40"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officeooo:paragraph-rsid="008423cd" fo:background-color="transparent"/>
    </style:style>
    <style:style style:name="P41"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42"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43" style:family="paragraph" style:parent-style-name="Heading_20_1">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68f4fb" officeooo:paragraph-rsid="008423cd" fo:background-color="transparent"/>
    </style:style>
    <style:style style:name="P44"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6pt" style:text-underline-style="solid" style:text-underline-width="auto" style:text-underline-color="font-color" fo:font-weight="bold" fo:background-color="transparent" style:font-name-asian="Microsoft YaHei" style:font-size-asian="16.1000003814697pt" style:font-weight-asian="bold" style:font-name-complex="Arial1" style:font-size-complex="16.1000003814697pt" style:font-weight-complex="bold" style:text-overline-style="solid" style:text-overline-width="auto" style:text-overline-color="font-color"/>
    </style:style>
    <style:style style:name="P45"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4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officeooo:paragraph-rsid="008423cd" fo:background-color="transparent"/>
    </style:style>
    <style:style style:name="P47"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48"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officeooo:rsid="0082f763" officeooo:paragraph-rsid="0082f763" fo:background-color="transparent" style:font-size-asian="26pt" style:font-size-complex="26pt"/>
    </style:style>
    <style:style style:name="P49"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style:use-window-font-color="true" style:font-name="Courier New2" officeooo:rsid="009483a4" officeooo:paragraph-rsid="008b8817" fo:background-color="transparent"/>
    </style:style>
    <style:style style:name="T1" style:family="text">
      <style:text-properties style:font-name="Courier New2"/>
    </style:style>
    <style:style style:name="T2" style:family="text">
      <style:text-properties style:font-name-complex="Courier New1"/>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fo:background-color="transparent" loext:char-shading-value="0"/>
    </style:style>
    <style:style style:name="T16" style:family="text">
      <style:text-properties style:use-window-font-color="true" style:font-name="Courier New2" officeooo:rsid="004adb75" fo:background-color="transparent" loext:char-shading-value="0"/>
    </style:style>
    <style:style style:name="T17" style:family="text">
      <style:text-properties style:use-window-font-color="true" style:font-name="Courier New2" officeooo:rsid="004e9e4c" fo:background-color="transparent" loext:char-shading-value="0"/>
    </style:style>
    <style:style style:name="T18" style:family="text">
      <style:text-properties style:use-window-font-color="true" style:font-name="Courier New2" officeooo:rsid="008423cd" fo:background-color="transparent" loext:char-shading-value="0"/>
    </style:style>
    <style:style style:name="T19" style:family="text">
      <style:text-properties style:use-window-font-color="true" style:font-name="Courier New2" officeooo:rsid="0086a031" fo:background-color="transparent" loext:char-shading-value="0"/>
    </style:style>
    <style:style style:name="T20" style:family="text">
      <style:text-properties style:use-window-font-color="true" style:font-name="Courier New2" officeooo:rsid="0087b6a6" fo:background-color="transparent" loext:char-shading-value="0"/>
    </style:style>
    <style:style style:name="T21" style:family="text">
      <style:text-properties style:use-window-font-color="true" style:font-name="Courier New2" officeooo:rsid="0088ea9f" fo:background-color="transparent" loext:char-shading-value="0"/>
    </style:style>
    <style:style style:name="T22" style:family="text">
      <style:text-properties style:use-window-font-color="true" style:font-name="Courier New2" officeooo:rsid="008a5f7a" fo:background-color="transparent" loext:char-shading-value="0"/>
    </style:style>
    <style:style style:name="T23" style:family="text">
      <style:text-properties style:use-window-font-color="true" style:font-name="Courier New2" officeooo:rsid="008aa044" fo:background-color="transparent" loext:char-shading-value="0"/>
    </style:style>
    <style:style style:name="T24" style:family="text">
      <style:text-properties style:use-window-font-color="true" style:font-name="Courier New2" officeooo:rsid="008b8817" fo:background-color="transparent" loext:char-shading-value="0"/>
    </style:style>
    <style:style style:name="T25" style:family="text">
      <style:text-properties style:use-window-font-color="true" style:font-name="Courier New2" officeooo:rsid="008d4c2b" fo:background-color="transparent" loext:char-shading-value="0"/>
    </style:style>
    <style:style style:name="T26" style:family="text">
      <style:text-properties style:use-window-font-color="true" style:font-name="Courier New2" officeooo:rsid="008e0a1b" fo:background-color="transparent" loext:char-shading-value="0"/>
    </style:style>
    <style:style style:name="T27" style:family="text">
      <style:text-properties style:use-window-font-color="true" style:font-name="Courier New2" officeooo:rsid="008fc3b4" fo:background-color="transparent" loext:char-shading-value="0"/>
    </style:style>
    <style:style style:name="T28" style:family="text">
      <style:text-properties style:use-window-font-color="true" style:font-name="Courier New2" officeooo:rsid="0093351a" fo:background-color="transparent" loext:char-shading-value="0"/>
    </style:style>
    <style:style style:name="T29" style:family="text">
      <style:text-properties style:use-window-font-color="true" style:font-name="Courier New2" officeooo:rsid="009483a4" fo:background-color="transparent" loext:char-shading-value="0"/>
    </style:style>
    <style:style style:name="T30"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31"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32"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33" style:family="text">
      <style:text-properties style:use-window-font-color="true" style:font-name="Courier New2"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34" style:family="text">
      <style:text-properties officeooo:rsid="003a5fb2"/>
    </style:style>
    <style:style style:name="T35" style:family="text">
      <style:text-properties officeooo:rsid="003ea09d"/>
    </style:style>
    <style:style style:name="T36" style:family="text">
      <style:text-properties officeooo:rsid="0046687c"/>
    </style:style>
    <style:style style:name="T37" style:family="text">
      <style:text-properties officeooo:rsid="00458dea"/>
    </style:style>
    <style:style style:name="T38" style:family="text">
      <style:text-properties officeooo:rsid="004cd7da"/>
    </style:style>
    <style:style style:name="T39" style:family="text">
      <style:text-properties officeooo:rsid="004dce12"/>
    </style:style>
    <style:style style:name="T40" style:family="text">
      <style:text-properties officeooo:rsid="005a2b81"/>
    </style:style>
    <style:style style:name="T41" style:family="text">
      <style:text-properties officeooo:rsid="005dba0a"/>
    </style:style>
    <style:style style:name="T42" style:family="text">
      <style:text-properties officeooo:rsid="005dfd85"/>
    </style:style>
    <style:style style:name="T43" style:family="text">
      <style:text-properties officeooo:rsid="006065bc"/>
    </style:style>
    <style:style style:name="T44" style:family="text">
      <style:text-properties officeooo:rsid="0064ce65"/>
    </style:style>
    <style:style style:name="T45" style:family="text">
      <style:text-properties officeooo:rsid="00656a24"/>
    </style:style>
    <style:style style:name="T46" style:family="text">
      <style:text-properties officeooo:rsid="006c2cf6"/>
    </style:style>
    <style:style style:name="T47" style:family="text">
      <style:text-properties officeooo:rsid="00783dc7"/>
    </style:style>
    <style:style style:name="T48" style:family="text">
      <style:text-properties officeooo:rsid="0079eb0c"/>
    </style:style>
    <style:style style:name="T49" style:family="text">
      <style:text-properties officeooo:rsid="007be460"/>
    </style:style>
    <style:style style:name="T50" style:family="text">
      <style:text-properties officeooo:rsid="007d9117"/>
    </style:style>
    <style:style style:name="T51" style:family="text">
      <style:text-properties officeooo:rsid="007f4a80"/>
    </style:style>
    <style:style style:name="T52" style:family="text">
      <style:text-properties officeooo:rsid="0080150c"/>
    </style:style>
    <style:style style:name="T53" style:family="text">
      <style:text-properties officeooo:rsid="0097f741"/>
    </style:style>
    <style:style style:name="T54" style:family="text">
      <style:text-properties style:text-underline-style="solid" style:text-underline-width="auto" style:text-underline-color="font-color"/>
    </style:style>
    <style:style style:name="T55" style:family="text">
      <style:text-properties officeooo:rsid="009b243f"/>
    </style:style>
    <style:style style:name="T56" style:family="text">
      <style:text-properties officeooo:rsid="009bdd59"/>
    </style:style>
    <style:style style:name="T57" style:family="text">
      <style:text-properties officeooo:rsid="009cd9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4"><text:span text:style-name="T2">Name <text:s text:c="6"/><text:tab/><text:tab/> <text:s text:c="4"/><text:tab/><text:tab/><text:tab/><text:tab/>page count </text:span><text:span text:style-name="T2"><text:page-count style:num-format="1">22</text:page-count></text:span></text:p>
      <text:p text:style-name="P4"><text:span text:style-name="T2">Street <text:s text:c="3"/><text:tab/> <text:s text:c="5"/><text:tab/><text:tab/><text:tab/><text:tab/><text:tab/>word count </text:span><text:span text:style-name="T2"><text:word-count style:num-format="1">7775</text:word-count></text:span></text:p>
      <text:p text:style-name="P4"><text:span text:style-name="T2">City, St. <text:s text:c="6"/><text:tab/><text:tab/><text:tab/><text:tab/><text:tab/><text:tab/>characters </text:span><text:span text:style-name="T2"><text:character-count style:num-format="1">40066</text:character-count></text:span></text:p>
      <text:p text:style-name="P6"/>
      <text:p text:style-name="P6"/>
      <text:p text:style-name="P6"/>
      <text:p text:style-name="P6"/>
      <text:p text:style-name="P6"/>
      <text:p text:style-name="P6"/>
      <text:p text:style-name="P6"/>
      <text:p text:style-name="P18"/>
      <text:h text:style-name="P48" text:outline-level="2">Caffeine and Sunlight</text:h>
      <text:p text:style-name="P7">By <text:span text:style-name="T10">lela_null</text:span></text:p>
      <text:h text:style-name="P38" text:outline-level="1"/>
      <text:h text:style-name="P42" text:outline-level="1"/>
      <text:h text:style-name="P42" text:outline-level="1"/>
      <text:h text:style-name="P42" text:outline-level="1"/>
      <text:h text:style-name="P42" text:outline-level="1">Tab<text:span text:style-name="T54">le of Contents</text:span></text:h>
      <text:p text:style-name="P30"/>
      <text:p text:style-name="P21">Page 1<text:tab/>Title</text:p>
      <text:p text:style-name="P3"><text:span text:style-name="T30">Page 2<text:tab/></text:span><text:a xlink:type="simple" xlink:href="#1.Table of Contents|outline" text:style-name="Internet_20_link" text:visited-style-name="Visited_20_Internet_20_Link"><text:span text:style-name="T32">Table of Contents</text:span></text:a></text:p>
      <text:p text:style-name="P3"><text:span text:style-name="T30">Page 3<text:tab/></text:span><text:a xlink:type="simple" xlink:href="#2.Preface|outline" text:style-name="Internet_20_link" text:visited-style-name="Visited_20_Internet_20_Link"><text:span text:style-name="T32">Preface</text:span></text:a></text:p>
      <text:p text:style-name="P3"><text:span text:style-name="T30">Page 4<text:tab/></text:span><text:a xlink:type="simple" xlink:href="#3.Prologue|outline" text:style-name="Internet_20_link" text:visited-style-name="Visited_20_Internet_20_Link"><text:span text:style-name="T32">Prologue</text:span></text:a></text:p>
      <text:p text:style-name="P22"><text:span text:style-name="T30">Page 5<text:tab/></text:span><text:a xlink:type="simple" xlink:href="#20.Chapter 1 – In the Beginning...|outline" text:style-name="Internet_20_link" text:visited-style-name="Visited_20_Internet_20_Link"><text:span text:style-name="T33">Chapter 1 – In the Beginning</text:span></text:a></text:p>
      <text:p text:style-name="P23"><text:span text:style-name="T30">Page </text:span><text:span text:style-name="T31">21</text:span><text:span text:style-name="T30"><text:tab/></text:span><text:a xlink:type="simple" xlink:href="#21.Chapter 2 – There was Light...|outline" text:style-name="Internet_20_link" text:visited-style-name="Visited_20_Internet_20_Link"><text:span text:style-name="T33">Chapter 2 – There was Light</text:span></text:a></text:p>
      <text:p text:style-name="P19"/>
      <text:h text:style-name="P38" text:outline-level="1"/>
      <text:h text:style-name="P42" text:outline-level="1"/>
      <text:h text:style-name="P42" text:outline-level="1"/>
      <text:h text:style-name="P42" text:outline-level="1"/>
      <text:h text:style-name="P44" text:outline-level="1">Preface</text:h>
      <text:p text:style-name="P29"/>
      <text:p text:style-name="P20">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7" text:outline-level="1"/>
      <text:h text:style-name="P41" text:outline-level="1"/>
      <text:h text:style-name="P41" text:outline-level="1"/>
      <text:h text:style-name="P41" text:outline-level="1"/>
      <text:h text:style-name="P42" text:outline-level="1">Prologue</text:h>
      <text:p text:style-name="P29"/>
      <text:p text:style-name="P20">“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5"><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9" text:outline-level="1"/>
      <text:h text:style-name="P45" text:outline-level="1"/>
      <text:h text:style-name="P45" text:outline-level="1"/>
      <text:h text:style-name="P45" text:outline-level="1"/>
      <text:h text:style-name="P47" text:outline-level="1">Chapter 1 – In the Beginning...</text:h>
      <text:p text:style-name="P31"/>
      <text:p text:style-name="P5">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5">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5">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5">Even my birth did not have any happy moments. In the Emergency Room there were complications and my mother did not make it. I'm not even sure who gave me my name. With no parents I was a child of the state, I went to a foster home after a <text:span text:style-name="T38">few </text:span>week<text:span text:style-name="T38">s</text:span> at the hospital.</text:p>
      <text:p text:style-name="P5"><text:span text:style-name="T38">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5">Knock, knock! My caretaker calls from the other side of the door, “It is time to wake up Lèla my dear.” I stir a bit under my blankets.</text:p>
      <text:p text:style-name="P5">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5">Today would be my first day of school and I was excited so I rub my eyes and try to wake up as quickly as possible. The door opened and she stepped in with a new uniform in hand. “This is what you will be wearing today, hun, are you awake?”</text:p>
      <text:p text:style-name="P5">I clumsily nod my head. I was ready to wake up but my body always protests. I fought with my little legs to sit up in bed.</text:p>
      <text:p text:style-name="P5">“How are you feeling? Are you excited for you first day of school?” she began prompting me.</text:p>
      <text:p text:style-name="P5">For a moment I ignore her and go to the bathroom. When I com back I respond, like my brain was on pause, <text:tab/>“Yeah, do I have to wear those clothes?”</text:p>
      <text:p text:style-name="P5">“Yes you do, it is a school uniform. They cost Nancy a lot of money so try to keep them clean. Alright?”</text:p>
      <text:p text:style-name="P5">“I will keep them super clean forever!” I exaggerated.</text:p>
      <text:p text:style-name="P5">“That's wonderful!” she said with a gentle smile. “Do you think you will need help putting on your new uniform?”</text:p>
      <text:p text:style-name="P5">I look at the articles of clothing that are now sitting on the end of the bed, how do they fit together I wonder. “It looks hard.” I say slowly.</text:p>
      <text:p text:style-name="P5">“Alright, I'll help you, let's start by taking your pajamas off.” She says.</text:p>
      <text:p text:style-name="P5">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5">“Now remember what car I am driving because I will be picking you up after school too.” Nancy says.<text:line-break/>“I know, you told me that yesterday.” I explain.</text:p>
      <text:p text:style-name="P5">“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5">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5">“Are you ready to go in an<text:span text:style-name="T4">d</text:span> meet your teacher?” Nancy's voice interrupted my thoughts of awe.</text:p>
      <text:p text:style-name="P5">“I'm scared. What if I get lost?” The most reasonable question I could have asked.</text:p>
      <text:p text:style-name="P5">“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5">“Hello, you must be Nancy Mitts.” the receptionist begins. She is wearing an office skirt and blouse that match the schools color scheme. “I'm Samantha, Sam for short and this little one must be...” she looks at a list on her desk, “Leela.”</text:p>
      <text:p text:style-name="P5">“It's Layla.” I correct her.</text:p>
      <text:p text:style-name="P5">“Oh I'm sorry. Let's make sure her name is spelled correctly.” she says turning the clipboard towards Nancy with a finger on my name.</text:p>
      <text:p text:style-name="P5">“Her name has an accent over the E.” Nancy says reaching for a now offered pen. She corrects the minor error and returns the list to Samantha.</text:p>
      <text:p text:style-name="P5">“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5">“You guys are here early”, a young man about twenty-six walked in, “I'm David, who are you guys?”</text:p>
      <text:p text:style-name="P5">“I'm-” Nancy starts then is cut off by Samantha.</text:p>
      <text:p text:style-name="P5">“They are Nancy and Layla.”</text:p>
      <text:p text:style-name="P5">“Your the kid with the accent in your name, right?” David immediately points out looking straight at me.</text:p>
      <text:p text:style-name="P5">“Yeah.” I say.</text:p>
      <text:p text:style-name="P5">“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5">“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5">“I didn't have time to look over it yet.” Nancy admits.</text:p>
      <text:p text:style-name="P5">“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5">“Good morning ladies. I was not expecting any children for another hour. My name is Chase Anderson, what could I do for you three?”</text:p>
      <text:p text:style-name="P5">Samantha immediately started talking, “I have brought these two, well mainly the young one...” looking at the list, “Layla, she says slowly, L-E-L-A with an accent on the e. She has been assigned to your classroom.”</text:p>
      <text:p text:style-name="P5">“Interesting name.” He looks at me, “Do you know how to spell your name?”</text:p>
      <text:p text:style-name="P5">This question was a bit forward but I answered, “Yes.” I have been practicing my ABC's and 123's with Nancy.</text:p>
      <text:p text:style-name="P5">“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5">They stop and look at me as I approach, “This needs the line over the E.”</text:p>
      <text:p text:style-name="P5">He takes it from me and observes it, “You're right. I'll fix this in a few moments.”</text:p>
      <text:p text:style-name="P5">“Forgive her if she's any trouble, she's very particular about her name.” Nancy tells him.</text:p>
      <text:p text:style-name="P5">“It's no problem,” he looks at me and says, “Nancy was just telling me how smart you are. Only the best for a genius.” he says unlocking a cabinet, “Nancy is it? You can come in if you would like and have a look around.”</text:p>
      <text:p text:style-name="P5">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5">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5">The rest of the kids started to come in faster and faster until all but one desk was filled. The nameplate on the empty desk was Jessica McKay.</text:p>
      <text:p text:style-name="P5">A knock at the door stopped the light chatter from the other kids, I lifted my head an<text:span text:style-name="T4">d</text:span> looked to the door with rest. “My I have a word with you in private Mr. Anderson?” Samantha from earlier declares.</text:p>
      <text:p text:style-name="P5">“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5">“Kindergarten.” The class answered sparingly, with the trail of obvious copy-cat kids. I knew this, and I answered, hoping that I one of the first to answer.</text:p>
      <text:p text:style-name="P5">“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5">The first girl looks at him and hesitates for only a brief moment then begins, “Um, I am,” she looks around the room.</text:p>
      <text:p text:style-name="P5">“Oh please stand up when you are speaking to the class, it means 'I want respect.'”</text:p>
      <text:p text:style-name="P33"><text:tab/>She was nervous to talk first, but slowly she stood. “My name is Sarah Bettle.” a pause came after.</text:p>
      <text:p text:style-name="P5">“Good, and what are you interested in?” Mr. Anderson coax her onward.</text:p>
      <text:p text:style-name="P5">“I like... <text:span text:style-name="T4">“</text:span>she pauses again to think. I should probably think of what I want to say. “I like to read books.” Thank goodness I was near the back of class.</text:p>
      <text:p text:style-name="P5">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5">“My name is Layla and I um, I like Legos.” I state in a simple manor. I too didn't look at anybody. Maybe it was easier that way.</text:p>
      <text:p text:style-name="P5">“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5">“<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5">“<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8">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9">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10">My heart sank, I loved school, “No, I don’t want that.” I protest.</text:p>
      <text:p text:style-name="P10">“I know you like school but if it is not safe to get to school they have to close it.”</text:p>
      <text:p text:style-name="P11">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2">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2">“<text:span text:style-name="T14">Hey Layla. Do you want your favorite?”<text:line-break/><text:tab/>“Yes.” I reply confidently.</text:span></text:p>
      <text:p text:style-name="P12">“<text:span text:style-name="T14">Toast and Cereal?” The cook asks moving closer to hear me.<text:line-break/><text:tab/>“No.” I giggle.</text:span></text:p>
      <text:p text:style-name="P12">“<text:span text:style-name="T34">What’s your favorite then?”<text:line-break/><text:tab/>“I like sausage patties with scrambled eggs.” I say standing proud knowing that I could order my own food.</text:span></text:p>
      <text:p text:style-name="P12">“<text:span text:style-name="T35">Alright, I will bring it to you when it is ready.</text:span>”</text:p>
      <text:p text:style-name="P14">I wander over a seat at a table, looking around at the other kids I realize it has been awhile since I have seen any of them. <text:span text:style-name="T36">Without time to think about the idea Nancy some into the cafeteria with with a couple folders of paperwork and sits next to me at the table.</text:span></text:p>
      <text:p text:style-name="P13">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3">“Yes that’s correct. <text:span text:style-name="T37">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5">After I eat, I wander off to my room and snuggle up in a fleece blanket to defend myself from the cold nip that’s penetrating the building. I eye my room and find the remote to the TV and tactility get it <text:span text:style-name="T39">from the TV stand </text:span>to the <text:span text:style-name="T39">inside of the</text:span> blanket while trying to avoid the air, I turn on the TV and flip to cartoons.</text:p>
      <text:p text:style-name="P16">I enjoy the <text:span text:style-name="T40">morning cartoons</text:span> for an hour or so before there is a knock at the door, <text:span text:style-name="T38">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36"><text:soft-page-break/><text:span text:style-name="T16"><text:tab/></text:span><text:span text:style-name="T17">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34"><text:tab/>“<text:span text:style-name="T40">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34"><text:tab/><text:span text:style-name="T41">I say, “Hello.” in hesitation.</text:span></text:p>
      <text:p text:style-name="P34"><text:tab/>“<text:span text:style-name="T41">Hey there kiddo, do you know why I’m here today?” He asks.</text:span></text:p>
      <text:p text:style-name="P34"><text:tab/>“<text:span text:style-name="T41">You want to adopt me?” I question the situation, the room is silent so even my small voice is strong sounding.</text:span></text:p>
      <text:p text:style-name="P34"><text:tab/>“<text:span text:style-name="T41">Yeah, that’s right, do you know what that means?”</text:span></text:p>
      <text:p text:style-name="P34"><text:tab/>“<text:span text:style-name="T41">That means I will live with you.” I say, not sure if the idea is exciting or terrifying.</text:span></text:p>
      <text:p text:style-name="P34"><text:tab/>“<text:span text:style-name="T41">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34"><text:tab/>“<text:span text:style-name="T42">Yes, sir.” I say looking up, more confidently.</text:span></text:p>
      <text:p text:style-name="P34"><text:tab/><text:span text:style-name="T43">Jack looks at me for a few moments, I remain steady, observing details about him, he’s light skin with almost well kept hair, some stubbly facial hair, an almost well worn dress shirt and classic </text:span><text:soft-page-break/><text:span text:style-name="T43">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34"><text:tab/>“<text:span text:style-name="T44">How old are you?” he asks after a few moments.</text:span></text:p>
      <text:p text:style-name="P34"><text:tab/>“<text:span text:style-name="T44">I’m 5 years old.” I declare with ease.</text:span></text:p>
      <text:p text:style-name="P34"><text:tab/>“<text:span text:style-name="T44">Do you have any religion?” he asks.</text:span></text:p>
      <text:p text:style-name="P34"><text:tab/>“<text:span text:style-name="T44">I don’t understand.” I answer honestly.</text:span></text:p>
      <text:p text:style-name="P34"><text:tab/><text:span text:style-name="T44">He looks up at the other staff, both are looking at him nervously. As if forgetting what he asked he looks back at me, “Who choose your clothes?”</text:span></text:p>
      <text:p text:style-name="P34"><text:tab/><text:span text:style-name="T45">A simple question, “It pajamas, I picked them out.”</text:span></text:p>
      <text:p text:style-name="P34"><text:tab/><text:span text:style-name="T45">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35">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35"><text:tab/><text:span text:style-name="T46">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46">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35"><text:tab/>“<text:span text:style-name="T47">Well this is it.” He begins, “I have talked to these nice people and they said you can come live with me.”</text:span></text:p>
      <text:p text:style-name="P35"><text:tab/><text:span text:style-name="T47">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35"><text:tab/><text:span text:style-name="T48">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35"><text:tab/><text:span text:style-name="T49">He replied “Sure.” without hesitation, he received the cube and spun it very fast and in a few moments it was all fixed the way it had been before. I didn’t know how impressive this was at the time </text:span><text:soft-page-break/><text:span text:style-name="T49">but the other staff were in awe. Nancy even did a little clap and complimented him on how impressive it was. “Here you go. It is yours to keep.”</text:span></text:p>
      <text:p text:style-name="P35"><text:tab/><text:span text:style-name="T49">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35"><text:tab/><text:span text:style-name="T50">The mood shifted slightly, </text:span>“<text:span text:style-name="T49">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35"><text:tab/><text:span text:style-name="T50">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35"><text:tab/><text:span text:style-name="T51">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35"><text:soft-page-break/><text:tab/>“<text:span text:style-name="T51">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35"><text:tab/><text:span text:style-name="T52">Jack got into the car and started it, the car was quiet. He looked at me, “I see you got your seat-belt on, good. It’s not a long drive. Ready?”<text:line-break/><text:tab/>I nodded and he drove.</text:span></text:p>
      <text:p text:style-name="P35"/>
      <text:h text:style-name="P40" text:outline-level="1"/>
      <text:h text:style-name="P46" text:outline-level="1"/>
      <text:h text:style-name="P46" text:outline-level="1"/>
      <text:h text:style-name="P46" text:outline-level="1"/>
      <text:h text:style-name="P43" text:outline-level="1">Chapter <text:span text:style-name="T52">2</text:span> – <text:span text:style-name="T52">There was Light...</text:span></text:h>
      <text:p text:style-name="P32"/>
      <text:p text:style-name="P24"><text:span text:style-name="T18">I really was a short drive later in to a place that I have never <text:s/>been before, my body was on high alert, anything that I never see</text:span><text:span text:style-name="T19">n before was like a blur in my memories and challenged me to recall any of it. </text:span><text:span text:style-name="T20">We arrive to a very nice looking house with a tall wooden fence around it. </text:span><text:span text:style-name="T21">I saw a curtain close out of the corner of my eyes and then a woman unlocked the main door that we were approaching and came out and keeled in front of me. </text:span><text:span text:style-name="T22">She was wearing a dark colored classy button up shirt and fancy looking slacks, the business look. Her hair looked dirty blonde. </text:span><text:span text:style-name="T21">She looked at me as if she was examining me. I have never seen her before so this was particularly odd.</text:span></text:p>
      <text:p text:style-name="P25"><text:span text:style-name="T21">“Hello, Lèla” she began, “I have been so excited to meet you and welcome you into our home. </text:span><text:span text:style-name="T26">My name is Alice,” </text:span><text:span text:style-name="T27">she extends her hand to greet but I just look confused, not because I don’t shake hands, it’s just a lot of stuff really fast.</text:span><text:span text:style-name="T21"> </text:span><text:span text:style-name="T27">She retracts and continues, “</text:span><text:span text:style-name="T21">Jack here has t</text:span><text:span text:style-name="T27">old me about the experienced he has had with you</text:span><text:span text:style-name="T21">. You seem like such a nice kid.” She stopped, and a smile that seem to bubb</text:span><text:span text:style-name="T22">le</text:span><text:span text:style-name="T21"> over from within spread across her face. </text:span><text:span text:style-name="T22">I say nothing, I don’t even know what I would have said. I am in the middle of two people I don’t know anything about.</text:span></text:p>
      <text:p text:style-name="P26"><text:span text:style-name="T15">I see a small shadow move from behind the curtain that also follows to the front door, a little girl with long blonde hair and a sundress with pastel color flowers on it. She was a little older than me and with no hesitation ran up to me and gave me a hard but sincere hug to welcome me. “</text:span><text:span text:style-name="T23">Come on sis, I want to show you the house!” She squeaked and grabbed my hand and nearly pulling me over to run into the house and out of sight of the other two. </text:span><text:span text:style-name="T24">The rooms were very clean and had a light polish to the many wooden pieces of furniture and were further complimented by the perfect light glow, it was not to bright, not to dim. Right inside was a large dining table and chairs neatly placed evenly along the side. “This is the table where we eat.” I tried to examine it more but my arm continued to the next room. “This is the kitchen!” she nearly screamed, “It’s where the </text:span><text:soft-page-break/><text:span text:style-name="T24">food is at.” She said normally again while letting me go to open a large refrigerator, the food diversity was unlike anything I had ever seen. The light from the fridge was an aggressive beam of light casting a shadow onto the ground behind us. She reaches in and takes out a mozzarella cheese stick for each of us. In one smooth motion she puts on in my hand, opens hers then takes a bite. I hesitate but trying to keep up I peel off the wrapper and bite into mine as well.</text:span></text:p>
      <text:p text:style-name="P27"><text:span text:style-name="T15">The door closes and </text:span><text:span text:style-name="T25">footsteps come our way. She pushes the door close and begins again but not running, but rather a happy walk eating the cheese stick slowly. </text:span><text:span text:style-name="T26">“You need to meet Mr. Smith.”</text:span></text:p>
      <text:p text:style-name="P27"><text:span text:style-name="T26">“</text:span><text:span text:style-name="T28">Who is that?” I asked trying to take in the new surroundings.</text:span></text:p>
      <text:p text:style-name="P27"><text:span text:style-name="T28">“He is the guys that helps us.” </text:span><text:span text:style-name="T29">she explains.</text:span></text:p>
      <text:p text:style-name="P17">“Oh, like Nancy?” I question but she just looks at me blankly. <text:span text:style-name="T53">It was the first real time I understood that other people did not understand everything I knew. I stood there awkwardly and she waved for me to follow her. </text:span><text:span text:style-name="T55">She opens a door that is under the side of the stairs and walks down, the stairs are strong and sturdy, not weak and wobbly like you would expect from basement stairs. The stairs followed a wall that had flowers printed wallpaper on the left and to the right </text:span><text:span text:style-name="T56">is a brown leather sofa with an African American man sitting on it. He doesn’t </text:span><text:span text:style-name="T57">notice</text:span><text:span text:style-name="T56"> us until the </text:span></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1" fo:font-family="'Courier New'" style:font-family-generic="modern" fo:font-size="14pt" fo:font-weight="bold" style:font-size-asian="14pt" style:font-weight-asian="bold" style:font-name-complex="Courier New1"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officeooo:rsid="0082f763" officeooo:paragraph-rsid="0082f763"/>
    </style:style>
    <style:style style:name="MP2" style:family="paragraph" style:parent-style-name="Header_20_left">
      <style:text-properties style:font-name="Courier New2" officeooo:rsid="0083844f" officeooo:paragraph-rsid="0083844f"/>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affeine and Sunlight</text:p>
      </style:header>
      <style:header-left>
        <text:p text:style-name="MP2">Caffeine and Sunlight</text:p>
      </style:header-left>
      <style:footer>
        <text:p text:style-name="Footer"><text:tab/><text:tab/><text:span text:style-name="MT1">Page </text:span><text:span text:style-name="MT1"><text:page-number text:select-page="current">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èla Null</meta:initial-creator>
    <meta:creation-date>2017-08-09T05:11:37.700000000</meta:creation-date>
    <dc:date>2020-11-11T08:08:52.711000000</dc:date>
    <meta:editing-duration>P3DT7H22M54S</meta:editing-duration>
    <meta:editing-cycles>113</meta:editing-cycles>
    <meta:generator>LibreOffice/6.4.4.2$Windows_X86_64 LibreOffice_project/3d775be2011f3886db32dfd395a6a6d1ca2630ff</meta:generator>
    <dc:subject>Science Fiction Novel</dc:subject>
    <dc:title>Glitched</dc:title>
    <meta:document-statistic meta:table-count="0" meta:image-count="0" meta:object-count="0" meta:page-count="22" meta:paragraph-count="136" meta:word-count="7775" meta:character-count="40066" meta:non-whitespace-character-count="32331"/>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entry VL:title="Version3" VL:comment="Automatically saved version" VL:creator="" dc:date-time="2019-11-12T10:41:44"/>
  <VL:version-entry VL:title="Version4" VL:comment="Automatically saved version" VL:creator="" dc:date-time="2020-11-11T08:08:52"/>
</VL:version-list>
</file>